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00C0000000C4718F67C86FE1E30.gif" manifest:media-type="image/gif"/>
  <manifest:file-entry manifest:full-path="Pictures/100002000000000C0000000CC5633741D80F0908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ebdings" svg:font-family="Webdings" style:font-adornments="Normal" style:font-charset="x-symbol"/>
    <style:font-face style:name="Tahoma2" svg:font-family="Tahoma, Lucidasans, 'Lucida Sans', 'Arial Unicode MS'"/>
    <style:font-face style:name="Bitstream Vera Sans Mono" svg:font-family="'Bitstream Vera Sans Mono'" style:font-family-generic="modern" style:font-pitch="fixed"/>
    <style:font-face style:name="Bitstream Vera Sans" svg:font-family="'Bitstream Vera Sans'" style:font-pitch="variable"/>
    <style:font-face style:name="Tahoma" svg:font-family="Tahoma, Lucidasans, 'Lucida Sans', 'Arial Unicode MS'" style:font-pitch="variable"/>
    <style:font-face style:name="Nimbus Roman No9 L" svg:font-family="'Nimbus Roman No9 L'" style:font-family-generic="roman" style:font-pitch="variable"/>
    <style:font-face style:name="Arial Black1" svg:font-family="'Arial Black'" style:font-family-generic="swiss" style:font-pitch="variable"/>
    <style:font-face style:name="Arial Black" svg:font-family="'Arial Black'" style:font-adornments="Normal" style:font-family-generic="swiss" style:font-pitch="variable"/>
    <style:font-face style:name="Berlin Sans FB" svg:font-family="'Berlin Sans FB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0197101" officeooo:paragraph-rsid="00197101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Preformatted_20_Text">
      <style:text-properties style:font-name="Arial Black1" fo:font-size="14pt" fo:language="en" fo:country="US" style:font-size-asian="14pt" style:font-size-complex="14pt"/>
    </style:style>
    <style:style style:name="P4" style:family="paragraph" style:parent-style-name="Preformatted_20_Text">
      <style:text-properties style:font-name="Bitstream Vera Sans Mono" fo:font-size="10pt" fo:language="en" fo:country="US" style:font-name-asian="Bitstream Vera Sans Mono" style:font-size-asian="10pt" style:font-name-complex="Bitstream Vera Sans Mono" style:font-size-complex="10pt"/>
    </style:style>
    <style:style style:name="P5" style:family="paragraph" style:parent-style-name="Preformatted_20_Text">
      <style:text-properties style:font-name="Bitstream Vera Sans Mono" fo:font-size="10pt" fo:language="en" fo:country="US" officeooo:rsid="001bb106" officeooo:paragraph-rsid="001bb106" style:font-name-asian="Bitstream Vera Sans Mono" style:font-size-asian="10pt" style:font-name-complex="Bitstream Vera Sans Mono" style:font-size-complex="10pt"/>
    </style:style>
    <style:style style:name="P6" style:family="paragraph" style:parent-style-name="Preformatted_20_Text">
      <style:paragraph-properties>
        <style:tab-stops>
          <style:tab-stop style:position="1.499cm"/>
          <style:tab-stop style:position="7.5cm" style:type="right" style:leader-style="solid" style:leader-text="$"/>
          <style:tab-stop style:position="9.5cm" style:type="center" style:leader-style="solid" style:leader-text="@"/>
        </style:tab-stops>
      </style:paragraph-properties>
      <style:text-properties style:font-name="Bitstream Vera Sans Mono" fo:font-size="10pt" fo:language="en" fo:country="US" officeooo:rsid="001bb106" officeooo:paragraph-rsid="001bb106" style:font-name-asian="Bitstream Vera Sans Mono" style:font-size-asian="10pt" style:font-name-complex="Bitstream Vera Sans Mono" style:font-size-complex="10pt"/>
    </style:style>
    <style:style style:name="P7" style:family="paragraph" style:parent-style-name="Preformatted_20_Text">
      <style:paragraph-properties>
        <style:tab-stops>
          <style:tab-stop style:position="1.499cm"/>
          <style:tab-stop style:position="7.5cm" style:type="right" style:leader-style="solid" style:leader-text="$"/>
          <style:tab-stop style:position="9.5cm" style:type="center" style:leader-style="solid" style:leader-text="@"/>
        </style:tab-stops>
      </style:paragraph-properties>
      <style:text-properties fo:color="#993366" style:font-name="Bitstream Vera Sans Mono" fo:font-size="10pt" fo:language="en" fo:country="US" fo:font-style="italic" fo:font-weight="bold" officeooo:rsid="001bf659" officeooo:paragraph-rsid="001bb106" fo:background-color="#00cc33" style:font-name-asian="Bitstream Vera Sans Mono" style:font-size-asian="10pt" style:font-style-asian="italic" style:font-weight-asian="bold" style:font-name-complex="Bitstream Vera Sans Mono" style:font-size-complex="10pt" style:font-style-complex="italic" style:font-weight-complex="bold"/>
    </style:style>
    <style:style style:name="P8" style:family="paragraph" style:parent-style-name="Preformatted_20_Text">
      <style:paragraph-properties fo:margin-left="0cm" fo:margin-right="0cm" fo:line-height="104%" fo:text-indent="0.3cm" style:auto-text-indent="false"/>
      <style:text-properties fo:language="en" fo:country="US"/>
    </style:style>
    <style:style style:name="P9" style:family="paragraph" style:parent-style-name="Preformatted_20_Text" style:master-page-name="">
      <style:paragraph-properties fo:margin-left="0cm" fo:margin-right="0cm" fo:margin-top="0.101cm" fo:margin-bottom="0.101cm" loext:contextual-spacing="false" fo:line-height="104%" fo:text-indent="0.3cm" style:auto-text-indent="false" style:page-number="auto"/>
      <style:text-properties fo:language="en" fo:country="US"/>
    </style:style>
    <style:style style:name="P10" style:family="paragraph" style:parent-style-name="Preformatted_20_Text">
      <loext:graphic-properties draw:fill="solid" draw:fill-color="#ff9900" draw:opacity="100%"/>
      <style:paragraph-properties fo:margin-top="0.3cm" fo:margin-bottom="0.199cm" loext:contextual-spacing="false" fo:background-color="#ff9900">
        <style:tab-stops>
          <style:tab-stop style:position="1.499cm"/>
          <style:tab-stop style:position="7.5cm" style:type="right"/>
          <style:tab-stop style:position="9.5cm" style:type="center"/>
        </style:tab-stops>
      </style:paragraph-properties>
      <style:text-properties style:font-name="Bitstream Vera Sans Mono" fo:font-size="10pt" fo:language="en" fo:country="US" officeooo:rsid="001bb106" officeooo:paragraph-rsid="001bb106" style:font-name-asian="Bitstream Vera Sans Mono" style:font-size-asian="10pt" style:font-name-complex="Bitstream Vera Sans Mono" style:font-size-complex="10pt"/>
    </style:style>
    <style:style style:name="P11" style:family="paragraph" style:parent-style-name="Preformatted_20_Text">
      <style:paragraph-properties fo:margin-top="0cm" fo:margin-bottom="0.3cm" loext:contextual-spacing="false" fo:line-height="115%" fo:text-align="justify" style:justify-single-word="false"/>
      <style:text-properties fo:language="en" fo:country="US"/>
    </style:style>
    <style:style style:name="P12" style:family="paragraph" style:parent-style-name="Preformatted_20_Text" style:master-page-name="">
      <style:paragraph-properties fo:margin-top="0.3cm" fo:margin-bottom="0.3cm" loext:contextual-spacing="false" style:page-number="auto"/>
      <style:text-properties fo:font-size="12pt" fo:language="en" fo:country="US" style:font-size-asian="12pt" style:font-size-complex="12pt"/>
    </style:style>
    <style:style style:name="P13" style:family="paragraph" style:parent-style-name="Footnote">
      <style:text-properties officeooo:rsid="001dfbb3" officeooo:paragraph-rsid="001dfbb3"/>
    </style:style>
    <style:style style:name="P14" style:family="paragraph" style:parent-style-name="Preformatted_20_Text" style:list-style-name="L1"/>
    <style:style style:name="P15" style:family="paragraph" style:parent-style-name="Preformatted_20_Text" style:list-style-name="L2">
      <style:text-properties fo:language="en" fo:country="US"/>
    </style:style>
    <style:style style:name="P16" style:family="paragraph" style:parent-style-name="Preformatted_20_Text" style:list-style-name="L3">
      <style:text-properties fo:language="en" fo:country="US"/>
    </style:style>
    <style:style style:name="P17" style:family="paragraph" style:parent-style-name="Preformatted_20_Text" style:list-style-name="L3">
      <style:text-properties fo:language="en" fo:country="US" officeooo:paragraph-rsid="00197101"/>
    </style:style>
    <style:style style:name="P18" style:family="paragraph" style:parent-style-name="Preformatted_20_Text" style:list-style-name="L3">
      <style:text-properties fo:language="en" fo:country="US" officeooo:paragraph-rsid="00197101" fo:background-color="#ff9900" style:text-scale="106%"/>
    </style:style>
    <style:style style:name="P19" style:family="paragraph" style:parent-style-name="Preformatted_20_Text" style:list-style-name="L3">
      <style:text-properties style:font-name="Bitstream Vera Sans Mono" fo:font-size="10pt" fo:language="en" fo:country="US" style:font-name-asian="Bitstream Vera Sans Mono" style:font-size-asian="10pt" style:font-name-complex="Bitstream Vera Sans Mono" style:font-size-complex="10pt"/>
    </style:style>
    <style:style style:name="T1" style:family="text">
      <style:text-properties fo:color="#ffffff"/>
    </style:style>
    <style:style style:name="T2" style:family="text">
      <style:text-properties officeooo:rsid="00197101"/>
    </style:style>
    <style:style style:name="T3" style:family="text">
      <style:text-properties officeooo:rsid="001ba5c4"/>
    </style:style>
    <style:style style:name="T4" style:family="text">
      <style:text-properties fo:letter-spacing="0.018cm" fo:font-style="italic" fo:font-weight="bold" fo:background-color="#ff99ff" loext:char-shading-value="0" style:font-style-asian="italic" style:font-weight-asian="bold" style:font-style-complex="italic" style:font-weight-complex="bold"/>
    </style:style>
    <style:style style:name="T5" style:family="text">
      <style:text-properties fo:letter-spacing="0.018cm" fo:language="en" fo:country="US" fo:font-style="italic" fo:font-weight="bold" fo:background-color="#ff99ff" loext:char-shading-value="0" style:font-style-asian="italic" style:font-weight-asian="bold" style:font-style-complex="italic" style:font-weight-complex="bold"/>
    </style:style>
    <style:style style:name="T6" style:family="text">
      <style:text-properties style:font-name="Berlin Sans FB" fo:font-size="12pt" fo:font-weight="bold" officeooo:rsid="001bf659" style:font-size-asian="12pt" style:font-weight-asian="bold" style:font-size-complex="12pt" style:font-weight-complex="bold"/>
    </style:style>
    <style:style style:name="T7" style:family="text">
      <style:text-properties style:font-name="Arial Black" fo:font-weight="bold" officeooo:rsid="001bf659" style:font-weight-asian="bold" style:font-weight-complex="bold"/>
    </style:style>
    <style:style style:name="T8" style:family="text">
      <style:text-properties fo:color="#993366" fo:font-style="italic" fo:font-weight="bold" officeooo:rsid="001bf659" style:font-style-asian="italic" style:font-weight-asian="bold" style:font-style-complex="italic" style:font-weight-complex="bold"/>
    </style:style>
    <style:style style:name="T9" style:family="text">
      <style:text-properties fo:letter-spacing="0.071cm" style:text-underline-style="dot-dot-dash" style:text-underline-width="auto" style:text-underline-color="#ff3399" officeooo:rsid="001bf659"/>
    </style:style>
    <style:style style:name="T10" style:family="text">
      <style:text-properties officeooo:rsid="001bf659" fo:background-color="#ccffcc" loext:char-shading-value="0"/>
    </style:style>
    <style:style style:name="T11" style:family="text">
      <style:text-properties officeooo:rsid="001bf659" fo:background-color="#00cc33" loext:char-shading-value="0"/>
    </style:style>
    <style:style style:name="T12" style:family="text">
      <style:text-properties fo:language="en" fo:country="US"/>
    </style:style>
    <style:style style:name="T13" style:family="text">
      <style:text-properties style:text-position="-40% 60%"/>
    </style:style>
    <style:style style:name="T14" style:family="text">
      <style:text-properties style:text-position="super 70%"/>
    </style:style>
    <style:style style:name="T15" style:family="text">
      <style:text-properties style:text-underline-style="dash" style:text-underline-width="auto" style:text-underline-color="#33ff99" style:text-blinking="true" style:text-overline-style="dotted" style:text-overline-width="auto" style:text-overline-color="#ff6600"/>
    </style:style>
    <style:style style:name="T16" style:family="text">
      <style:text-properties officeooo:rsid="001bf659" fo:background-color="#98fb98" loext:char-shading-value="0"/>
    </style:style>
    <style:style style:name="T17" style:family="text">
      <style:text-properties officeooo:rsid="001bf659" fo:background-color="#98fb98" loext:char-shading-value="0"/>
    </style:style>
    <text:list-style style:name="L1">
      <text:list-level-style-image text:level="1" xlink:href="Pictures/100002000000000C0000000C4718F67C86FE1E30.gif" xlink:type="simple" xlink:show="embed" xlink:actuate="onLoad">
        <style:list-level-properties text:list-level-position-and-space-mode="label-alignment" style:vertical-pos="middle" style:vertical-rel="line" fo:width="0.4cm" fo:height="0.4cm">
          <style:list-level-label-alignment text:label-followed-by="listtab" text:list-tab-stop-position="1.6cm" fo:text-indent="-0.771cm" fo:margin-left="1.27cm"/>
        </style:list-level-properties>
      </text:list-level-style-image>
      <text:list-level-style-image text:level="2" xlink:href="Pictures/100002000000000C0000000C4718F67C86FE1E30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2000000000C0000000C4718F67C86FE1E30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2000000000C0000000C4718F67C86FE1E30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2000000000C0000000C4718F67C86FE1E30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2000000000C0000000C4718F67C86FE1E30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2000000000C0000000C4718F67C86FE1E30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2000000000C0000000C4718F67C86FE1E30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2000000000C0000000C4718F67C86FE1E30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2000000000C0000000C4718F67C86FE1E30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L2">
      <text:list-level-style-image text:level="1" xlink:href="Pictures/100002000000000C0000000C4718F67C86FE1E30.gif" xlink:type="simple" xlink:show="embed" xlink:actuate="onLoad">
        <style:list-level-properties text:list-level-position-and-space-mode="label-alignment" style:vertical-pos="middle" style:vertical-rel="line" fo:width="0.4cm" fo:height="0.4cm">
          <style:list-level-label-alignment text:label-followed-by="listtab" text:list-tab-stop-position="1.6cm" fo:text-indent="-1.101cm" fo:margin-left="1.6cm"/>
        </style:list-level-properties>
      </text:list-level-style-image>
      <text:list-level-style-image text:level="2" xlink:href="Pictures/100002000000000C0000000C4718F67C86FE1E30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2000000000C0000000C4718F67C86FE1E30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2000000000C0000000C4718F67C86FE1E30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2000000000C0000000C4718F67C86FE1E30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2000000000C0000000C4718F67C86FE1E30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2000000000C0000000C4718F67C86FE1E30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2000000000C0000000C4718F67C86FE1E30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2000000000C0000000C4718F67C86FE1E30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2000000000C0000000C4718F67C86FE1E30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L3">
      <text:list-level-style-image text:level="1" xlink:href="Pictures/100002000000000C0000000CC5633741D80F0908.gif" xlink:type="simple" xlink:show="embed" xlink:actuate="onLoad">
        <style:list-level-properties text:list-level-position-and-space-mode="label-alignment" style:vertical-pos="bottom" style:vertical-rel="baseline" fo:width="0.318cm" fo:height="0.318cm">
          <style:list-level-label-alignment text:label-followed-by="listtab" text:list-tab-stop-position="1.27cm" fo:text-indent="-0.635cm" fo:margin-left="1.27cm"/>
        </style:list-level-properties>
      </text:list-level-style-image>
      <text:list-level-style-number text:level="2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2.499cm" fo:text-indent="-1.199cm" fo:margin-left="2.499cm"/>
        </style:list-level-properties>
      </text:list-level-style-number>
      <text:list-level-style-bullet text:level="3" text:style-name="Bullet_20_Symbols" text:bullet-char="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ebdings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lasificación de instrumentos musicales</text:p>
      <text:p text:style-name="P12"><text:span text:style-name="T15">Clasificación de Sachs-Hornbostel</text:span><text:span text:style-name="T15"><text:note text:id="ftn1" text:note-class="footnote"><text:note-citation>1</text:note-citation><text:note-body><text:p text:style-name="P13">Creado por Erich Moritz von Hornbostel y <text:s/>Curt Sachs</text:p></text:note-body></text:note></text:span>.</text:p>
      <text:p text:style-name="P11">El primer nivel de esta clasificación está dado por el elemento vibrante que produce el sonido. Por consiguiente, los instrumentos se clasifican en:</text:p>
      <text:list xml:id="list721074149" text:style-name="L1">
        <text:list-item>
          <text:p text:style-name="P14"><text:span text:style-name="T5">Cordófonos.</text:span><text:span text:style-name="T12"> El elemento vibrante es una cuerda.</text:span></text:p>
        </text:list-item>
      </text:list>
      <text:list xml:id="list51778835" text:style-name="L2">
        <text:list-item>
          <text:p text:style-name="P15"><text:span text:style-name="T4">Aerófonos.</text:span> El elemento vibrante es el aire.</text:p>
        </text:list-item>
        <text:list-item>
          <text:p text:style-name="P15">Membranófonos. El elemento vibrante es una membrana.</text:p>
        </text:list-item>
        <text:list-item>
          <text:p text:style-name="P15"><text:span text:style-name="T4">Ideófonos.</text:span> El mismo instrumento es lo que vibra.</text:p>
        </text:list-item>
        <text:list-item>
          <text:p text:style-name="P15"><text:span text:style-name="T4">Electrófonos .</text:span> <text:span text:style-name="T3">E</text:span>l sonido es creado o modificado mediante circuitos eléctricos.</text:p>
        </text:list-item>
      </text:list>
      <text:p text:style-name="P9">La clasificación clásica es (en el mismo orden):</text:p>
      <text:p text:style-name="P8">Instrumentos de cuerda: Los tres métodos más comunes para que un instrumento de cuerda produzca sonido <text:s/>son:</text:p>
      <text:list xml:id="list169684069" text:style-name="L3">
        <text:list-item>
          <text:p text:style-name="P16">Puntear con los dedos o con un plectro.</text:p>
          <text:list>
            <text:list-item>
              <text:p text:style-name="P16">guitarra.</text:p>
            </text:list-item>
            <text:list-item>
              <text:p text:style-name="P16">arpa.</text:p>
            </text:list-item>
          </text:list>
        </text:list-item>
        <text:list-item>
          <text:p text:style-name="P16">Deslizar un arco sobre las cuerdas para hacerlas vibrar.</text:p>
          <text:list>
            <text:list-item>
              <text:p text:style-name="P16">violín.</text:p>
            </text:list-item>
            <text:list-item>
              <text:p text:style-name="P16">contrabajo.</text:p>
            </text:list-item>
          </text:list>
        </text:list-item>
        <text:list-item>
          <text:p text:style-name="P16">Golpear las cuerdas con martillos</text:p>
          <text:list>
            <text:list-item>
              <text:p text:style-name="P16">piano.</text:p>
            </text:list-item>
          </text:list>
        </text:list-item>
        <text:list-item>
          <text:p text:style-name="P16">Instrumentos de viento</text:p>
          <text:list>
            <text:list-item>
              <text:p text:style-name="P16">tuba.</text:p>
            </text:list-item>
          </text:list>
        </text:list-item>
        <text:list-item>
          <text:p text:style-name="P16">Instrumentos de metal o metales.</text:p>
          <text:list>
            <text:list-item>
              <text:p text:style-name="P16">trompeta.</text:p>
            </text:list-item>
          </text:list>
        </text:list-item>
        <text:list-item>
          <text:p text:style-name="P16">Instrumentos de viento de madera o maderas.</text:p>
          <text:list>
            <text:list-item>
              <text:p text:style-name="P16">címbalo.</text:p>
            </text:list-item>
            <text:list-item>
              <text:p text:style-name="P16">fagot.</text:p>
            </text:list-item>
          </text:list>
        </text:list-item>
        <text:list-item>
          <text:p text:style-name="P16">Instrumentos de percusión</text:p>
          <text:p text:style-name="P17"/>
          <text:p text:style-name="P18">Se organizan en dos <text:span text:style-name="T14">grupos</text:span> según sean capaces de producir una <text:span text:style-name="T13">nota</text:span> musical o no.</text:p>
          <text:list>
            <text:list-item>
              <text:p text:style-name="P16">Tonales.</text:p>
              <text:list>
                <text:list-item>
                  <text:p text:style-name="P16">bombo.</text:p>
                </text:list-item>
                <text:list-item>
                  <text:p text:style-name="P19">xilófono.</text:p>
                </text:list-item>
                <text:list-item>
                  <text:p text:style-name="P19">crótalos.</text:p>
                </text:list-item>
                <text:list-item>
                  <text:p text:style-name="P19">flauta.</text:p>
                </text:list-item>
              </text:list>
            </text:list-item>
            <text:list-item>
              <text:p text:style-name="P19">No tonales.</text:p>
            </text:list-item>
          </text:list>
        </text:list-item>
      </text:list>
      <text:p text:style-name="P4"/>
      <text:p text:style-name="P10"><text:tab/><text:span text:style-name="T7">Aborigen<text:tab/>Europeo<text:tab/>Peruano</text:span></text:p>
      <text:p text:style-name="P6"><text:tab/><text:span text:style-name="T6">Bombo</text:span><text:span text:style-name="T17"><text:tab/></text:span><text:span text:style-name="T8">Guitarra</text:span><text:span text:style-name="T11"><text:tab/></text:span><text:span text:style-name="T9">Quena</text:span></text:p>
      <text:p text:style-name="P6"><text:tab/><text:span text:style-name="T6">Caja</text:span><text:span text:style-name="T17"><text:tab/></text:span><text:span text:style-name="T8">Arpa</text:span><text:span text:style-name="T11"><text:tab/></text:span><text:span text:style-name="T9">Zampoña</text:span></text:p>
      <text:p text:style-name="P6"><text:tab/><text:span text:style-name="T6">Quena</text:span><text:span text:style-name="T17"><text:tab/></text:span><text:span text:style-name="T8">Violín</text:span></text:p>
      <text:p text:style-name="P7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ebdings" svg:font-family="Webdings" style:font-adornments="Normal" style:font-charset="x-symbol"/>
    <style:font-face style:name="Tahoma2" svg:font-family="Tahoma, Lucidasans, 'Lucida Sans', 'Arial Unicode MS'"/>
    <style:font-face style:name="Bitstream Vera Sans Mono" svg:font-family="'Bitstream Vera Sans Mono'" style:font-family-generic="modern" style:font-pitch="fixed"/>
    <style:font-face style:name="Bitstream Vera Sans" svg:font-family="'Bitstream Vera Sans'" style:font-pitch="variable"/>
    <style:font-face style:name="Tahoma" svg:font-family="Tahoma, Lucidasans, 'Lucida Sans', 'Arial Unicode MS'" style:font-pitch="variable"/>
    <style:font-face style:name="Nimbus Roman No9 L" svg:font-family="'Nimbus Roman No9 L'" style:font-family-generic="roman" style:font-pitch="variable"/>
    <style:font-face style:name="Arial Black1" svg:font-family="'Arial Black'" style:font-family-generic="swiss" style:font-pitch="variable"/>
    <style:font-face style:name="Arial Black" svg:font-family="'Arial Black'" style:font-adornments="Normal" style:font-family-generic="swiss" style:font-pitch="variable"/>
    <style:font-face style:name="Berlin Sans FB" svg:font-family="'Berlin Sans FB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 No9 L" fo:font-size="12pt" fo:language="en" fo:country="US" style:font-name-asian="Bitstream Vera Sans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font-name-asian="Bitstream Vera San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2" style:font-family-complex="Tahoma, Lucidasans, 'Lucida Sans', 'Arial Unicode MS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2" style:font-family-complex="Tahoma, Lucidasans, 'Lucida Sans', 'Arial Unicode MS'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, Lucidasans, 'Lucida Sans', 'Arial Unicode MS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Bitstream Vera Sans Mono" fo:font-family="'Bitstream Vera Sans Mono'" style:font-family-generic="modern" style:font-pitch="fixed" fo:font-size="10pt" style:font-name-asian="Bitstream Vera Sans Mono" style:font-family-asian="'Bitstream Vera Sans Mono'" style:font-family-generic-asian="modern" style:font-pitch-asian="fixed" style:font-size-asian="10pt" style:font-name-complex="Bitstream Vera Sans Mono" style:font-family-complex="'Bitstream Vera Sans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97101" officeooo:paragraph-rsid="00197101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color="#ffffff"/>
    </style:style>
    <style:style style:name="MT2" style:family="text">
      <style:text-properties officeooo:rsid="00197101"/>
    </style:style>
    <style:page-layout style:name="Mpm1">
      <style:page-layout-properties fo:page-width="27.94cm" fo:page-height="21.59cm" style:num-format="1" style:print-orientation="landscape" fo:margin-top="2cm" fo:margin-bottom="2cm" fo:margin-left="2cm" fo:margin-right="2cm" style:shadow="none" style:writing-mode="lr-tb" style:footnote-max-height="4.001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71cm" style:distance-before-sep="0.101cm" style:distance-after-sep="0.499cm" style:line-style="dotted" style:adjustment="left" style:rel-width="25%" style:color="#ff33ff"/>
      </style:page-layout-properties>
      <style:header-style>
        <style:header-footer-properties fo:min-height="0.998cm" fo:margin-left="1.75cm" fo:margin-right="2cm" fo:margin-bottom="0.499cm" style:shadow="none" fo:background-color="#9933ff" style:dynamic-spacing="false" draw:fill="solid" draw:fill-color="#9933ff" draw:opacity="100%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a xlink:type="simple" xlink:href="http://es.wikipedia.org/wiki/Clasificación" text:style-name="Internet_20_link" text:visited-style-name="Visited_20_Internet_20_Link"><text:span text:style-name="MT1">http://es.wikipedia.org/wiki/Clasificaciondeinstrumentosmusicales"</text:span></text:a></text:p>
      </style:header>
      <style:footer>
        <text:p text:style-name="MP2"><text:page-number text:select-page="current">1</text:page-number><text:s/><text:span text:style-name="MT2">de </text:span><text:span text:style-name="MT2"><text:page-count>1</text:page-count></text:span></text:p>
      </style:footer>
    </style:master-page>
    <style:master-page style:name="Endnote" style:page-layout-name="Mpm2"/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meta:creation-date>2004-11-28T23:11:55</meta:creation-date>
    <dc:date>2018-06-01T22:37:17.437000000</dc:date>
    <dc:language>en-US</dc:language>
    <meta:editing-cycles>7</meta:editing-cycles>
    <meta:editing-duration>PT17M32S</meta:editing-duration>
    <dc:creator>JuanPCB </dc:creator>
    <meta:document-statistic meta:table-count="0" meta:image-count="0" meta:object-count="0" meta:page-count="1" meta:paragraph-count="41" meta:word-count="219" meta:character-count="1348" meta:non-whitespace-character-count="1181"/>
    <meta:user-defined meta:name="Info 2"/>
    <meta:user-defined meta:name="Info 3"/>
    <meta:user-defined meta:name="Info 4"/>
    <meta:user-defined meta:name="Propietario">IRP</meta:user-defined>
  </office:meta>
</office:document-meta>
</file>